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40000020E8C8390CB9DCF83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7ca" officeooo:paragraph-rsid="001bb7ca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<text:span text:style-name="T1">RECEBA AQUI É O CARA DA LUVA DE PEDREIRO</text:span></text:p>
      <text:p text:style-name="P1"><text:span text:style-name="T1"><text:s text:c="39"/>AQUI É VASCO!</text:span></text:p>
      <text:p text:style-name="P1"/>
      <text:p text:style-name="P1"/>
      <text:p text:style-name="P1"><draw:frame draw:style-name="fr1" draw:name="Image1" text:anchor-type="char" svg:x="-0.289cm" svg:y="1.429cm" svg:width="18.03cm" svg:height="11.515cm" draw:z-index="0"><draw:image xlink:href="Pictures/10000201000003A40000020E8C8390CB9DCF83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29.501658283</meta:creation-date>
    <dc:date>2022-04-14T14:47:14.530373937</dc:date>
    <meta:editing-duration>PT15S</meta:editing-duration>
    <meta:editing-cycles>1</meta:editing-cycles>
    <meta:document-statistic meta:table-count="0" meta:image-count="1" meta:object-count="0" meta:page-count="1" meta:paragraph-count="2" meta:word-count="12" meta:character-count="111" meta:non-whitespace-character-count="43"/>
    <meta:generator>LibreOffice/6.4.7.2$Linux_X86_64 LibreOffice_project/40$Build-2</meta:generator>
  </office:meta>
</office:document-meta>
</file>